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7" table:default-cell-style-name="ce6"/>
        <table:table-column table:style-name="co1" table:number-columns-repeated="244" table:default-cell-style-name="ce6"/>
        <table:table-column table:style-name="co1" table:number-columns-repeated="1612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ce16" table:number-columns-repeated="1612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 table:number-rows-repeated="1047644">
          <table:table-cell table:number-columns-repeated="260"/>
          <table:table-cell table:style-name="Default" table:number-columns-repeated="16124"/>
        </table:table-row>
        <table:table-row table:style-name="ro1">
          <table:table-cell table:number-columns-repeated="260"/>
          <table:table-cell table:style-name="Default" table:number-columns-repeated="16124"/>
        </table:table-row>
      </table:table>
      <table:named-expressions/>
      <table:database-ranges>
        <table:database-range table:name="__Anonymous_Sheet_DB__0" table:target-range-address="Feuille1.B890:Feuille1.C9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 style:data-style-name="N2" text:time-value="16:00:38.48879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19T16:05:31.955120100</dc:date>
    <meta:editing-cycles>213</meta:editing-cycles>
    <meta:editing-duration>P9DT3H48M22S</meta:editing-duration>
    <meta:generator>LibreOffice/25.2.5.2$Windows_X86_64 LibreOffice_project/03d19516eb2e1dd5d4ccd751a0d6f35f35e08022</meta:generator>
    <meta:document-statistic meta:table-count="1" meta:cell-count="11325" meta:object-count="0"/>
  </office:meta>
</office:document-meta>
</file>